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1a97e7" officeooo:paragraph-rsid="001a97e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97e7" officeooo:paragraph-rsid="001a97e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text-underline-style="none" fo:font-weight="normal" officeooo:rsid="001a97e7" officeooo:paragraph-rsid="001a97e7" style:font-size-asian="10.5pt" style:font-weight-asian="normal" style:font-size-complex="12pt" style:font-weight-complex="normal"/>
    </style:style>
    <style:style style:name="P4" style:family="paragraph" style:parent-style-name="Standard" style:list-style-name="Numbering_20_123">
      <style:text-properties officeooo:paragraph-rsid="001a97e7"/>
    </style:style>
    <style:style style:name="P5" style:family="paragraph" style:parent-style-name="Standard">
      <style:text-properties officeooo:paragraph-rsid="001a97e7"/>
    </style:style>
    <style:style style:name="T1" style:family="text">
      <style:text-properties fo:font-size="12pt" style:text-underline-style="none" fo:font-weight="normal" officeooo:rsid="001a97e7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aeda6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aff design and implementation</text:p>
      <text:p text:style-name="P1"/>
      <text:p text:style-name="P1"/>
      <text:p text:style-name="P3">What do we want from this piece of Software???</text:p>
      <text:list xml:id="list313860831" text:style-name="Numbering_20_123">
        <text:list-header>
          <text:p text:style-name="P4"><text:span text:style-name="T1"/></text:p>
        </text:list-header>
        <text:list-item>
          <text:p text:style-name="P4"><text:span text:style-name="T1"><text:s/></text:span><text:span text:style-name="T2">Non Industrial Scaffold. </text:span><text:span text:style-name="T1">Create a List of material for Scaffold errectors from a given Input(at least lenght and height of the building and some keydata for the Scaffold itself)</text:span></text:p>
        </text:list-item>
        <text:list-item>
          <text:p text:style-name="P4"><text:span text:style-name="T1"/></text:p>
        </text:list-item>
      </text:list>
      <text:p text:style-name="P5"><text:span text:style-name="T1"><text:tab/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15:05:26.770067395</meta:creation-date>
    <dc:date>2020-08-20T15:17:29.512291379</dc:date>
    <meta:editing-duration>PT12M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5" meta:word-count="44" meta:character-count="260" meta:non-whitespace-character-count="219"/>
  </office:meta>
</office:document-meta>
</file>